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07ef" officeooo:paragraph-rsid="000407ef"/>
    </style:style>
    <style:style style:name="P2" style:family="paragraph" style:parent-style-name="Standard">
      <style:paragraph-properties fo:text-align="justify" style:justify-single-word="false"/>
      <style:text-properties officeooo:rsid="00049d6a" officeooo:paragraph-rsid="00049d6a"/>
    </style:style>
    <style:style style:name="P3" style:family="paragraph" style:parent-style-name="Standard">
      <style:paragraph-properties fo:text-align="justify" style:justify-single-word="false"/>
      <style:text-properties officeooo:rsid="000594de" officeooo:paragraph-rsid="000594de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07ef" officeooo:paragraph-rsid="000407ef" style:font-weight-asian="bold" style:font-weight-complex="bold"/>
    </style:style>
    <style:style style:name="T1" style:family="text">
      <style:text-properties officeooo:rsid="00049d6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-rendu de la vidéo :</text:p>
      <text:p text:style-name="P1"/>
      <text:p text:style-name="P1"><text:tab/>Ce document est une vidéo qui explique l’histoire de la Nouvelle-Zélande. </text:p>
      <text:p text:style-name="P1"/>
      <text:p text:style-name="P1"><text:tab/>Le narrateur explique que le peuple Maori de Nouvelle-Zélande se nourrissait d’une espèce d’autruche géante appelée « oiseau Moa ». Cette dernière a disparu à cause de la chasse. Les Maori se sont donc appuyés sur leur agriculture pour se nourrir.</text:p>
      <text:p text:style-name="P1"/>
      <text:p text:style-name="P1">Dans une seconde partie, nous apprenons que les Maori se faisaient constamment la guerre entre tribus et qu’ils ont donc développé une culture guerrière.</text:p>
      <text:p text:style-name="P1"/>
      <text:p text:style-name="P1">Dans une 3ème partie, <text:span text:style-name="T1">il est expliqué que la Nouvelle Zélande a été apperçue pour la première fois par les Européens en 1642, quand l’explorateur hollandais Tasman a été envoyé en expédition pour rencontrer de nouveaux peuples indigènes afin de faire du commerce.</text:span></text:p>
      <text:p text:style-name="P2">Tasman est d’abord arrivé sur l’île de Tasmanie, à laquelle il a donné son nom, puis sur la côte ouest de NZ. Tasman est attaqué par les Maori, et 4 membres de son équipage meurent.</text:p>
      <text:p text:style-name="P2"/>
      <text:p text:style-name="P3">Cela dissuade les tentatives d’exploration. Ce n’est que 100 ans plus tard que l’explorateur britannique James Cook revient en NZ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21:32:12.826203358</meta:creation-date>
    <meta:editing-duration>PT2H59M56S</meta:editing-duration>
    <meta:editing-cycles>4</meta:editing-cycles>
    <meta:generator>LibreOffice/7.3.7.2$Linux_X86_64 LibreOffice_project/30$Build-2</meta:generator>
    <dc:date>2024-10-10T10:59:44.045075121</dc:date>
    <meta:document-statistic meta:table-count="0" meta:image-count="0" meta:object-count="0" meta:page-count="1" meta:paragraph-count="7" meta:word-count="179" meta:character-count="1076" meta:non-whitespace-character-count="901"/>
  </office:meta>
</office:document-meta>
</file>